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592be"/>
    </style:style>
    <style:style style:name="T1" style:family="text">
      <style:text-properties officeooo:rsid="00149a9d"/>
    </style:style>
    <style:style style:name="T2" style:family="text">
      <style:text-properties fo:language="zxx" fo:country="none" officeooo:rsid="00149a9d" style:language-asian="zxx" style:country-asian="none" style:language-complex="zxx" style:country-complex="none"/>
    </style:style>
    <style:style style:name="T3" style:family="text">
      <style:text-properties officeooo:rsid="001592be"/>
    </style:style>
    <style:style style:name="T4" style:family="text">
      <style:text-properties style:font-name="Carlito" officeooo:rsid="001592be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Document Accessibility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ource Han Sans CN Regular" style:font-size-asian="10.5pt" style:language-asian="zxx" style:country-asian="none" style:font-name-complex="Lohit Devanagar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Source Han Sans CN Regular" style:font-size-asian="10.5pt" style:language-asian="zxx" style:country-asian="none" style:font-name-complex="Lohit Devanagar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2T23:39:07.842092617</meta:creation-date>
    <meta:generator>LibreOfficeDev/6.5.0.0.alpha0$Linux_X86_64 LibreOffice_project/167381b6c2c186c7339f53faefd53dfa20216bb4</meta:generator>
    <meta:editing-duration>PT2M28S</meta:editing-duration>
    <meta:editing-cycles>7</meta:editing-cycles>
    <dc:date>2019-12-12T23:55:24.159102527</dc:date>
    <meta:document-statistic meta:table-count="0" meta:image-count="0" meta:object-count="0" meta:page-count="1" meta:paragraph-count="1" meta:word-count="2" meta:character-count="22" meta:non-whitespace-character-count="21"/>
    <meta:template xlink:type="simple" xlink:actuate="onRequest" xlink:title="Modern" xlink:href="../../../usr/lib64/libreoffice/share/template/common/styles/Modern.ott" meta:date="2019-12-12T23:39:06.748616470"/>
  </office:meta>
</office:document-meta>
</file>